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27060" officeooo:paragraph-rsid="0012706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officeooo:paragraph-rsid="00127060"/>
    </style:style>
    <style:style style:name="P3" style:family="paragraph" style:parent-style-name="Standard">
      <style:paragraph-properties fo:text-align="start" style:justify-single-word="false"/>
      <style:text-properties fo:font-size="16pt" officeooo:paragraph-rsid="00127060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27060" officeooo:paragraph-rsid="00127060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6pt" fo:font-weight="bold" officeooo:rsid="00127060" officeooo:paragraph-rsid="0012706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27060" officeooo:paragraph-rsid="00127060" style:font-size-asian="16pt" style:font-weight-asian="normal" style:font-size-complex="16pt" style:font-weight-complex="normal"/>
    </style:style>
    <style:style style:name="T1" style:family="text">
      <style:text-properties fo:font-weight="bold" officeooo:rsid="00127060" style:font-weight-asian="bold" style:font-weight-complex="bold"/>
    </style:style>
    <style:style style:name="T2" style:family="text">
      <style:text-properties fo:font-size="16pt" fo:font-weight="bold" officeooo:rsid="00127060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Юрасов Н.Ю.</text:p>
      <text:p text:style-name="P1">ИС-23</text:p>
      <text:p text:style-name="P1">Отчёт.</text:p>
      <text:p text:style-name="P3"><text:span text:style-name="T1">Тема: </text:span>Составление программ для работы с текстовыми файлами.</text:p>
      <text:p text:style-name="P3"><text:span text:style-name="T1">Цель: </text:span>закрепить усвоенные знания, понятия, алгоритмы, основные принципы составления программ, приобрести навыки составление программ с текстовыми файлами в IDE PyCharm Community.</text:p>
      <text:p text:style-name="P3"/>
      <text:p text:style-name="P4">Постановка задачи 1: <text:span text:style-name="T3">Сформировать три текстовых файла и вмести в третий определённые элементы первого и второго.</text:span></text:p>
      <text:p text:style-name="P4"><text:span text:style-name="T3"/></text:p>
      <text:p text:style-name="P5"><text:span text:style-name="T5"># </text:span><text:span text:style-name="T4">Средствами языка Python сформировать два текстовых файла (.txt), содержащих по одной</text:span><text:line-break/><text:span text:style-name="T4"># последовательности из целых положительных и отрицательных чисел. Сформировать</text:span><text:line-break/><text:span text:style-name="T4"># новый текстовый файл (.txt) следующего вида, предварительно выполнив требуемую</text:span><text:line-break/><text:span text:style-name="T4"># обработку элементов:</text:span><text:line-break/><text:span text:style-name="T4"># Элементы первого и второго файлов:</text:span><text:line-break/><text:span text:style-name="T4"># Количество элементов первого и второго файлов:</text:span><text:line-break/><text:span text:style-name="T4"># Элементы первой трети:</text:span><text:line-break/><text:span text:style-name="T4"># Минимальный элемент первой трети:</text:span><text:line-break/><text:span text:style-name="T6">import <text:s/></text:span><text:span text:style-name="T7">random</text:span><text:line-break/><text:span text:style-name="T7">list1 = [random.randint(-</text:span><text:span text:style-name="T8">30</text:span><text:span text:style-name="T6">, </text:span><text:span text:style-name="T8">30</text:span><text:span text:style-name="T7">) </text:span><text:span text:style-name="T6">for </text:span><text:span text:style-name="T7">i </text:span><text:span text:style-name="T6">in </text:span><text:span text:style-name="T9">range</text:span><text:span text:style-name="T7">(random.randint(</text:span><text:span text:style-name="T8">10</text:span><text:span text:style-name="T6">, </text:span><text:span text:style-name="T8">30</text:span><text:span text:style-name="T7">))] </text:span><text:span text:style-name="T4">#Будущее содержимое файла my_file1.txt</text:span><text:line-break/><text:span text:style-name="T7">list2 = [random.randint(-</text:span><text:span text:style-name="T8">30</text:span><text:span text:style-name="T6">, </text:span><text:span text:style-name="T8">30</text:span><text:span text:style-name="T7">) </text:span><text:span text:style-name="T6">for </text:span><text:span text:style-name="T7">i </text:span><text:span text:style-name="T6">in </text:span><text:span text:style-name="T9">range</text:span><text:span text:style-name="T7">(random.randint(</text:span><text:span text:style-name="T8">10</text:span><text:span text:style-name="T6">, </text:span><text:span text:style-name="T8">30</text:span><text:span text:style-name="T7">))] </text:span><text:span text:style-name="T4">#Будущее содержимое файла my_file2.txt</text:span><text:line-break/><text:line-break/><text:span text:style-name="T7">list3 = list1+list2 </text:span><text:span text:style-name="T4">#Складываем содержимое list1 и list2</text:span><text:line-break/><text:span text:style-name="T7">a= </text:span><text:span text:style-name="T9">len</text:span><text:span text:style-name="T7">(list3)//</text:span><text:span text:style-name="T8">3 </text:span><text:span text:style-name="T4">#считаем колличество первой трети</text:span><text:line-break/><text:span text:style-name="T4"># print(a)</text:span><text:line-break/><text:span text:style-name="T7">elem = list3[</text:span><text:span text:style-name="T8">0</text:span><text:span text:style-name="T7">:a] </text:span><text:span text:style-name="T4">#заносим в новый лист элементы первой трети list3</text:span><text:line-break/><text:line-break/><text:line-break/><text:span text:style-name="T7">list1=</text:span><text:span text:style-name="T9">str</text:span><text:span text:style-name="T7">(list1)</text:span><text:line-break/><text:span text:style-name="T7">list2=</text:span><text:span text:style-name="T9">str</text:span><text:span text:style-name="T7">(list2)</text:span><text:line-break/><text:line-break/><text:line-break/><text:line-break/><text:span text:style-name="T7">fl1 = </text:span><text:span text:style-name="T9">open</text:span><text:span text:style-name="T7">(</text:span><text:span text:style-name="T10">'my_file1.txt'</text:span><text:span text:style-name="T6">, </text:span><text:span text:style-name="T10">'w'</text:span><text:span text:style-name="T6">, </text:span><text:span text:style-name="T11">encoding</text:span><text:span text:style-name="T7">=</text:span><text:span text:style-name="T10">'UTF-8'</text:span><text:span text:style-name="T7">) </text:span><text:span text:style-name="T4">#открываем файл my_file1.txt</text:span><text:line-break/><text:span text:style-name="T7">fl2 = </text:span><text:span text:style-name="T9">open</text:span><text:span text:style-name="T7">(</text:span><text:span text:style-name="T10">'my_file2.txt'</text:span><text:span text:style-name="T6">, </text:span><text:span text:style-name="T10">'w'</text:span><text:span text:style-name="T6">, </text:span><text:span text:style-name="T11">encoding</text:span><text:span text:style-name="T7">=</text:span><text:span text:style-name="T10">'UTF-8'</text:span><text:span text:style-name="T7">) </text:span><text:span text:style-name="T4">#открываем файл my_file2.txt</text:span><text:line-break/><text:span text:style-name="T7">fl3 = </text:span><text:span text:style-name="T9">open</text:span><text:span text:style-name="T7">(</text:span><text:span text:style-name="T10">'my_file3.txt'</text:span><text:span text:style-name="T6">, </text:span><text:span text:style-name="T10">'w'</text:span><text:span text:style-name="T6">, </text:span><text:span text:style-name="T11">encoding</text:span><text:span text:style-name="T7">=</text:span><text:span text:style-name="T10">'UTF-8'</text:span><text:span text:style-name="T7">) </text:span><text:span text:style-name="T4">#открываем файл my_file3.txt</text:span><text:line-break/><text:line-break/><text:line-break/><text:line-break/><text:line-break/><text:span text:style-name="T7">fl1.write(</text:span><text:span text:style-name="T10">f"Содержимое: </text:span><text:span text:style-name="T6">{</text:span><text:span text:style-name="T7">list1</text:span><text:span text:style-name="T6">}</text:span><text:span text:style-name="T10">"</text:span><text:span text:style-name="T7">) </text:span><text:span text:style-name="T4">#заносим в файл содержимое list1</text:span><text:line-break/><text:span text:style-name="T7">fl2.write(</text:span><text:span text:style-name="T10">f"Содержимое: </text:span><text:span text:style-name="T6">{</text:span><text:span text:style-name="T7">list2</text:span><text:span text:style-name="T6">}</text:span><text:span text:style-name="T10">"</text:span><text:span text:style-name="T7">) </text:span><text:span text:style-name="T4">#заносим в файл содержимое list2</text:span><text:line-break/><text:span text:style-name="T7">fl3.write(</text:span><text:span text:style-name="T10">f"Содержимое: </text:span><text:span text:style-name="T6">{</text:span><text:span text:style-name="T7">list3</text:span><text:span text:style-name="T6">}\n</text:span><text:span text:style-name="T10">"</text:span><text:span text:style-name="T7">) </text:span><text:span text:style-name="T4">#заносим в файл содержимое list3</text:span><text:line-break/><text:soft-page-break/><text:span text:style-name="T7">fl3.write(</text:span><text:span text:style-name="T10">f"Количество элементов: </text:span><text:span text:style-name="T6">{</text:span><text:span text:style-name="T9">len</text:span><text:span text:style-name="T7">(list3)</text:span><text:span text:style-name="T6">}\n</text:span><text:span text:style-name="T10">"</text:span><text:span text:style-name="T7">) </text:span><text:span text:style-name="T4">#заносим в файл количеслво элементов в list3</text:span><text:line-break/><text:span text:style-name="T7">fl3.write(</text:span><text:span text:style-name="T10">f"Элементы первой трети: </text:span><text:span text:style-name="T6">{</text:span><text:span text:style-name="T7">elem</text:span><text:span text:style-name="T6">}\n</text:span><text:span text:style-name="T10">"</text:span><text:span text:style-name="T7">) </text:span><text:span text:style-name="T4">#заносим в файл элементы первой трети листа list3</text:span><text:line-break/><text:span text:style-name="T7">fl3.write(</text:span><text:span text:style-name="T10">f"Минимальный элемент первой трети: </text:span><text:span text:style-name="T6">{</text:span><text:span text:style-name="T9">min</text:span><text:span text:style-name="T7">(elem)</text:span><text:span text:style-name="T6">}</text:span><text:span text:style-name="T10">"</text:span><text:span text:style-name="T7">) </text:span><text:span text:style-name="T4">#заносим в файл минимальный элемент листа list3</text:span><text:line-break/><text:line-break/><text:line-break/><text:line-break/><text:line-break/><text:line-break/><text:span text:style-name="T7">fl1.close()</text:span><text:line-break/><text:span text:style-name="T7">fl2.close()</text:span><text:line-break/><text:span text:style-name="T7">fl3.close()</text:span><text:line-break/></text:p>
      <text:p text:style-name="P4"><text:span text:style-name="T3"/></text:p>
      <text:p text:style-name="P2"><text:span text:style-name="T2">Заносит в 1 файл: </text:span><text:span text:style-name="T7">Содержимое: [-19, 21, -24, -3, -11, -18, 22, -10, 4, 3, -28, -29, -26, 1, 22, -5, 22, 0, -23, 11, 24, -23, 12, 7, -23, 13]</text:span></text:p>
      <text:p text:style-name="P4"/>
      <text:p text:style-name="P2"><text:span text:style-name="T2">Заносит во 2 файл: </text:span><text:span text:style-name="T7">Содержимое: [-17, -21, 14, -27, 16, -22, 8, -10, -26, -16, -26, -16, 19, -11, -20, 9, 28, 7, -30, 16, -2, 11, 1, 17, 2, -15]</text:span></text:p>
      <text:p text:style-name="P4"/>
      <text:p text:style-name="P2"><text:span text:style-name="T2">Заносит в 3 файл: </text:span><text:span text:style-name="T7">Содержимое: [-19, 21, -24, -3, -11, -18, 22, -10, 4, 3, -28, -29, -26, 1, 22, -5, 22, 0, -23, 11, 24, -23, 12, 7, -23, 13, -17, -21, 14, -27, 16, -22, 8, -10, -26, -16, -26, -16, 19, -11, -20, 9, 28, 7, -30, 16, -2, 11, 1, 17, 2, -15]</text:span><text:line-break/><text:span text:style-name="T7">Количество элементов: 52</text:span><text:line-break/><text:span text:style-name="T7">Элементы первой трети: [-19, 21, -24, -3, -11, -18, 22, -10, 4, 3, -28, -29, -26, 1, 22, -5, 22]</text:span><text:line-break/><text:span text:style-name="T7">Минимальный элемент первой трети: -29</text:span></text:p>
      <text:p text:style-name="P4"/>
      <text:p text:style-name="P4"/>
      <text:p text:style-name="P4">Постановка задачи 2: <text:span text:style-name="T3">Из заданного файла вывести текст, количество букв и самое маленькое предложение.</text:span></text:p>
      <text:p text:style-name="P4"><text:span text:style-name="T3"/></text:p>
      <text:p text:style-name="P5"><text:span text:style-name="T5"># </text:span><text:span text:style-name="T4">Из предложенного текстового файла (text18-31.txt) вывести на экран его содержимое,</text:span><text:line-break/><text:span text:style-name="T4"># количество символов, принадлежащих к группе букв. Сформировать новый файл, в</text:span><text:line-break/><text:span text:style-name="T4"># который поместить строку наименьшей длины.</text:span><text:line-break/><text:line-break/><text:span text:style-name="T7">a=</text:span><text:span text:style-name="T9">open</text:span><text:span text:style-name="T7">(</text:span><text:span text:style-name="T10">"text18-31.txt"</text:span><text:span text:style-name="T6">, </text:span><text:span text:style-name="T10">"r"</text:span><text:span text:style-name="T6">, </text:span><text:span text:style-name="T11">encoding</text:span><text:span text:style-name="T7">=</text:span><text:span text:style-name="T10">"UTF-8"</text:span><text:span text:style-name="T7">) </text:span><text:span text:style-name="T4">#открывает текстовый файл в режиме чтения</text:span><text:line-break/><text:span text:style-name="T7">b=a.read() </text:span><text:span text:style-name="T4">#считываем содержимое файла и заносим в переменную</text:span><text:line-break/><text:span text:style-name="T7">lines = </text:span><text:span text:style-name="T8">0</text:span><text:line-break/><text:span text:style-name="T6">for </text:span><text:span text:style-name="T7">line </text:span><text:span text:style-name="T6">in </text:span><text:span text:style-name="T7">b:</text:span><text:line-break/><text:span text:style-name="T7"> <text:s text:c="3"/></text:span><text:span text:style-name="T6">if </text:span><text:span text:style-name="T7">line.isalpha(): </text:span><text:span text:style-name="T4">#если встречается буква, то выполняется условие</text:span><text:line-break/><text:span text:style-name="T4"> <text:s text:c="7"/></text:span><text:span text:style-name="T7">lines += </text:span><text:span text:style-name="T8">1</text:span><text:line-break/><text:line-break/><text:span text:style-name="T9">print</text:span><text:span text:style-name="T7">(b)</text:span><text:line-break/><text:span text:style-name="T9">print</text:span><text:span text:style-name="T7">(</text:span><text:span text:style-name="T10">"символы &gt;&gt; "</text:span><text:span text:style-name="T6">, </text:span><text:span text:style-name="T7">lines)</text:span><text:line-break/><text:line-break/><text:line-break/><text:soft-page-break/><text:line-break/><text:span text:style-name="T7">c=(</text:span><text:span text:style-name="T9">list</text:span><text:span text:style-name="T7">(b))</text:span><text:line-break/><text:span text:style-name="T7">v = </text:span><text:span text:style-name="T8">0</text:span><text:line-break/><text:span text:style-name="T7">x = </text:span><text:span text:style-name="T8">0</text:span><text:line-break/><text:span text:style-name="T7">f = </text:span><text:span text:style-name="T8">0</text:span><text:line-break/><text:span text:style-name="T7">my_sp = []</text:span><text:line-break/><text:span text:style-name="T7">my_sp2 = []</text:span><text:line-break/><text:span text:style-name="T7">my_sp3 = []</text:span><text:line-break/><text:span text:style-name="T7">m = </text:span><text:span text:style-name="T9">list</text:span><text:span text:style-name="T7">(my_sp2)</text:span><text:line-break/><text:span text:style-name="T7">n = </text:span><text:span text:style-name="T9">list</text:span><text:span text:style-name="T7">(my_sp3)</text:span><text:line-break/><text:span text:style-name="T7">line = b.replace(</text:span><text:span text:style-name="T10">'</text:span><text:span text:style-name="T6">\n</text:span><text:span text:style-name="T10">'</text:span><text:span text:style-name="T6">, </text:span><text:span text:style-name="T10">""</text:span><text:span text:style-name="T7">) </text:span><text:span text:style-name="T4">#удаляем из листа все \n</text:span><text:line-break/><text:span text:style-name="T7">spisok2 = [</text:span><text:span text:style-name="T10">'!'</text:span><text:span text:style-name="T7">]</text:span><text:line-break/><text:span text:style-name="T6">while </text:span><text:span text:style-name="T7">v &lt; </text:span><text:span text:style-name="T9">len</text:span><text:span text:style-name="T7">(line): </text:span><text:span text:style-name="T4">#цикл работающий пока переменная v меньше чем длинна строки</text:span><text:line-break/><text:span text:style-name="T4"> <text:s text:c="3"/></text:span><text:span text:style-name="T6">if </text:span><text:span text:style-name="T7">c[f] == </text:span><text:span text:style-name="T10">'!'</text:span><text:span text:style-name="T7">: </text:span><text:span text:style-name="T4">#условие выполняющееся если при переборе элементов списка</text:span><text:line-break/><text:span text:style-name="T4"> <text:s text:c="7"/></text:span><text:span text:style-name="T7">m.append(line[x:f-</text:span><text:span text:style-name="T8">1</text:span><text:span text:style-name="T7">]) </text:span><text:span text:style-name="T4">#добавляем в лист первые элементы до !</text:span><text:line-break/><text:span text:style-name="T4"> <text:s text:c="7"/></text:span><text:span text:style-name="T7">x = f+</text:span><text:span text:style-name="T8">1</text:span><text:line-break/><text:span text:style-name="T8"> <text:s text:c="3"/></text:span><text:span text:style-name="T7">f += </text:span><text:span text:style-name="T8">1</text:span><text:line-break/><text:span text:style-name="T8"> <text:s text:c="3"/></text:span><text:span text:style-name="T7">v += </text:span><text:span text:style-name="T8">1</text:span><text:line-break/><text:span text:style-name="T7">n = line[</text:span><text:span text:style-name="T8">72</text:span><text:span text:style-name="T7">:f] </text:span><text:span text:style-name="T4">#добавляем в лист элементы списка с 72 по последний</text:span><text:line-break/><text:line-break/><text:span text:style-name="T7">a.close() </text:span><text:span text:style-name="T4">#закрываем текстовый файл</text:span><text:line-break/><text:line-break/><text:span text:style-name="T6">if </text:span><text:span text:style-name="T9">len</text:span><text:span text:style-name="T7">(my_sp2) &lt; </text:span><text:span text:style-name="T9">len</text:span><text:span text:style-name="T7">(my_sp3): </text:span><text:span text:style-name="T4">#если первый лист меньше второго, то выводим его</text:span><text:line-break/><text:span text:style-name="T4"> <text:s text:c="3"/></text:span><text:span text:style-name="T9">print</text:span><text:span text:style-name="T7">(</text:span><text:span text:style-name="T10">'Самое маленькое предложение &gt;&gt;&gt; '</text:span><text:span text:style-name="T6">, </text:span><text:span text:style-name="T7">m)</text:span><text:line-break/><text:span text:style-name="T6">else</text:span><text:span text:style-name="T7">: </text:span><text:span text:style-name="T4">#если второй лист меньше первого, то выводим его</text:span><text:line-break/><text:span text:style-name="T4"> <text:s text:c="3"/></text:span><text:span text:style-name="T9">print</text:span><text:span text:style-name="T7">(</text:span><text:span text:style-name="T10">'Самое маленькое предложение &gt;&gt;&gt; '</text:span><text:span text:style-name="T6">, </text:span><text:span text:style-name="T7">n)</text:span></text:p>
      <text:p text:style-name="P4"><text:span text:style-name="T3"/></text:p>
      <text:p text:style-name="P4"><text:span text:style-name="T3"/></text:p>
      <text:p text:style-name="P4">Выводит:</text:p>
      <text:p text:style-name="P6">— Да, были люди в наше время,</text:p>
      <text:p text:style-name="P6">Не то, что нынешнее племя:</text:p>
      <text:p text:style-name="P6">Богатыри — не вы!</text:p>
      <text:p text:style-name="P6">Плохая им досталась доля:</text:p>
      <text:p text:style-name="P6">Немногие вернулись с поля…</text:p>
      <text:p text:style-name="P6">Не будь на то господня воля,</text:p>
      <text:p text:style-name="P6">Не отдали б Москвы!</text:p>
      <text:p text:style-name="P6">символы &gt;&gt; <text:s/>132</text:p>
      <text:p text:style-name="P6">Самое маленькое предложение &gt;&gt;&gt; <text:s/>Плохая им досталась доля:Немногие вернулись с поля…Не будь на то господня воля,Не отдали б Москвы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7:44:47.558562421</meta:creation-date>
    <dc:date>2023-01-21T17:55:35.410834077</dc:date>
    <meta:editing-duration>PT37S</meta:editing-duration>
    <meta:editing-cycles>1</meta:editing-cycles>
    <meta:document-statistic meta:table-count="0" meta:image-count="0" meta:object-count="0" meta:page-count="3" meta:paragraph-count="22" meta:word-count="655" meta:character-count="4446" meta:non-whitespace-character-count="3737"/>
    <meta:generator>LibreOffice/7.2.7.2$Linux_X86_64 LibreOffice_project/20$Build-2</meta:generator>
  </office:meta>
</office:document-meta>
</file>